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eu" fo:country="none" fo:font-style="normal" fo:font-weight="normal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language="eu" fo:country="none" style:font-size-asian="11pt" style:language-asian="zh" style:country-asian="CN" style:font-size-complex="11pt" style:language-complex="ar" style:country-complex="S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size="11pt" fo:language="eu" fo:country="none" style:font-size-asian="11pt" style:language-asian="zh" style:country-asian="CN" style:font-size-complex="11pt" style:language-complex="ar" style:country-complex="SA"/>
    </style:style>
    <style:style style:name="T5" style:family="text">
      <style:text-properties fo:font-size="11pt" fo:language="eu" fo:country="none" fo:font-style="italic" style:font-size-asian="11pt" style:language-asian="zh" style:country-asian="CN" style:font-style-asian="italic" style:font-size-complex="11pt" style:language-complex="ar" style:country-complex="SA" style:font-style-complex="italic"/>
    </style:style>
    <style:style style:name="T6" style:family="text">
      <style:text-properties fo:language="eu" fo:country="none" style:language-asian="zh" style:country-asian="CN" style:language-complex="ar" style:country-complex="SA"/>
    </style:style>
    <style:style style:name="T7" style:family="text">
      <style:text-properties fo:language="eu" fo:country="none" fo:font-style="italic" style:language-asian="zh" style:country-asian="CN" style:font-style-asian="italic" style:language-complex="ar" style:country-complex="SA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AS DE ONDARROA</text:p>
      <text:p text:style-name="P2"><text:span text:style-name="T6">Morga, Markinarra omen zen. Garai hartako admnistrazioan karguren bat izan behar zuen. Bizkaiko Aldundian? Pertsona berarengatik, </text:span><text:span text:style-name="T7">“Morga Txiki”</text:span><text:span text:style-name="T6"> ere entzun izan dut.</text:span></text:p>
      <text:p text:style-name="P3">Ondarroako untziolan txalupa egina, bukatuta, zegoen uretaratzeko prest. Uretaratzea, berriz, aldez aurretik iragarrita. Berria, Markinaraino ere heldua zen, antza. Eta ondarrutarrak nahiz inguruko jendea txalupa berriaren uretaratzea ikusteko irrikaz. <text:span text:style-name="T8">“Morga” </text:span><text:span text:style-name="T9">Markinatik abiatu eta heldu zen Ondarroara, iragarritako orduan. Ordea, zer gertatu zen? Itsasgora lehenago izan, eta <text:s/>jakina, txalupak beti itsasgoran uretaratzen zituzten.</text:span><text:span text:style-name="T8"> “Morga” </text:span><text:span text:style-name="T9">Ondarroara iritsi orduko txalupa, dotore askoa, uretan zegoen. </text:span><text:span text:style-name="T8">“Moga”</text:span><text:span text:style-name="T9">k, ikusten zuena sinetsi ezinik, honela bota zuen: “Cosas de Ondarroa”. Geroztik, esaldi hori famatua izan da herrian. Beste inon gertatzen ez den zerbait nahiz gertera arraron bat ematean errepikatzen da </text:span><text:span text:style-name="T8">“Morga”</text:span><text:span text:style-name="T9">ren esaldi famatu hau: “Cosas de Ondarro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2S</meta:editing-duration>
    <meta:editing-cycles>4</meta:editing-cycles>
    <meta:generator>OpenOffice.org/3.3$Win32 OpenOffice.org_project/330m20$Build-9567</meta:generator>
    <dc:date>2014-03-12T20:34:08.31</dc:date>
    <meta:document-statistic meta:table-count="0" meta:image-count="0" meta:object-count="0" meta:page-count="1" meta:paragraph-count="3" meta:word-count="131" meta:character-count="948"/>
    <meta:user-defined meta:name="Info 1"/>
    <meta:user-defined meta:name="Info 2"/>
    <meta:user-defined meta:name="Info 3"/>
    <meta:user-defined meta:name="Info 4"/>
  </office:meta>
</office:document-meta>
</file>